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swiss"/>
    <style:font-face style:name="Times New Roman" svg:font-family="'Times New Roman'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00%"/>
      <style:text-properties style:font-name="Calibri" style:font-name-complex="Times New Roman1"/>
    </style:style>
    <style:style style:name="P3" style:family="paragraph" style:parent-style-name="Standard">
      <style:paragraph-properties fo:line-height="100%">
        <style:tab-stops>
          <style:tab-stop style:position="6.5in" style:type="right"/>
        </style:tab-stops>
      </style:paragraph-properties>
      <style:text-properties style:font-name="Calibri" style:font-name-complex="Times New Roman1"/>
    </style:style>
    <style:style style:name="P4" style:family="paragraph" style:parent-style-name="Standard">
      <style:paragraph-properties fo:line-height="100%" fo:text-align="justify" style:justify-single-word="false"/>
      <style:text-properties style:font-name="Calibri" style:font-name-complex="Times New Roman1"/>
    </style:style>
    <style:style style:name="P5" style:family="paragraph" style:parent-style-name="Standard">
      <style:paragraph-properties fo:line-height="100%"/>
      <style:text-properties style:font-name="Calibri" fo:font-weight="bold" style:font-weight-asian="bold" style:font-name-complex="Times New Roman1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Calibri" fo:font-weight="bold" style:font-weight-asian="bold" style:font-name-complex="Times New Roman1" style:font-weight-complex="bold"/>
    </style:style>
    <style:style style:name="P7" style:family="paragraph" style:parent-style-name="Standard">
      <style:paragraph-properties fo:line-height="100%" fo:text-align="justify" style:justify-single-word="false"/>
      <style:text-properties style:font-name="Calibri"/>
    </style:style>
    <style:style style:name="P8" style:family="paragraph" style:parent-style-name="Standard">
      <style:paragraph-properties fo:line-height="100%" fo:text-align="center" style:justify-single-word="false">
        <style:tab-stops>
          <style:tab-stop style:position="0.5in"/>
        </style:tab-stops>
      </style:paragraph-properties>
      <style:text-properties style:font-name="Calibri"/>
    </style:style>
    <style:style style:name="P9" style:family="paragraph" style:parent-style-name="Standard">
      <style:paragraph-properties fo:margin-left="0in" fo:margin-right="0in" fo:line-height="100%" fo:text-align="justify" style:justify-single-word="false" fo:text-indent="0.5in" style:auto-text-indent="false"/>
      <style:text-properties style:font-name="Calibri" style:font-name-complex="Times New Roman1"/>
    </style:style>
    <style:style style:name="P10" style:family="paragraph" style:parent-style-name="Standard">
      <style:paragraph-properties fo:margin-left="0in" fo:margin-right="0in" fo:line-height="100%" fo:text-align="justify" style:justify-single-word="false" fo:text-indent="0.5in" style:auto-text-indent="false"/>
      <style:text-properties style:font-name="Calibri" officeooo:paragraph-rsid="001f7e30" style:font-name-complex="Times New Roman1"/>
    </style:style>
    <style:style style:name="P11" style:family="paragraph" style:parent-style-name="Standard">
      <style:paragraph-properties fo:margin-left="0in" fo:margin-right="0in" fo:line-height="100%" fo:text-align="justify" style:justify-single-word="false" fo:text-indent="0.5in" style:auto-text-indent="false"/>
      <style:text-properties style:font-name="Calibri"/>
    </style:style>
    <style:style style:name="P12" style:family="paragraph" style:parent-style-name="Standard">
      <style:paragraph-properties fo:margin-left="0in" fo:margin-right="0in" fo:line-height="100%" fo:text-align="justify" style:justify-single-word="false" fo:text-indent="0.5in" style:auto-text-indent="false"/>
      <style:text-properties style:font-name="Calibri" officeooo:paragraph-rsid="00164ce0"/>
    </style:style>
    <style:style style:name="P13" style:family="paragraph" style:parent-style-name="Standard">
      <style:paragraph-properties fo:margin-left="0in" fo:margin-right="0in" fo:line-height="100%" fo:text-align="justify" style:justify-single-word="false" fo:text-indent="0.5in" style:auto-text-indent="false"/>
      <style:text-properties style:font-name="Calibri" officeooo:paragraph-rsid="001f7e30"/>
    </style:style>
    <style:style style:name="P14" style:family="paragraph" style:parent-style-name="Standard">
      <style:paragraph-properties fo:margin-left="0in" fo:margin-right="0in" fo:line-height="100%" fo:text-align="justify" style:justify-single-word="false" fo:text-indent="0.5in" style:auto-text-indent="false"/>
      <style:text-properties style:font-name="Calibri" fo:font-weight="bold" officeooo:paragraph-rsid="00164ce0" style:font-weight-asian="bold" style:font-name-complex="Times New Roman1" style:font-weight-complex="bold"/>
    </style:style>
    <style:style style:name="P15" style:family="paragraph" style:parent-style-name="Standard">
      <style:paragraph-properties fo:line-height="100%" fo:break-before="page"/>
      <style:text-properties style:font-name="Calibri" fo:font-weight="bold" style:font-weight-asian="bold" style:font-name-complex="Times New Roman1" style:font-weight-complex="bold"/>
    </style:style>
    <style:style style:name="P16" style:family="paragraph" style:parent-style-name="Standard">
      <style:paragraph-properties fo:margin-left="0.5in" fo:margin-right="0in" fo:line-height="100%" fo:text-align="justify" style:justify-single-word="false" fo:text-indent="-0.3752in" style:auto-text-indent="false">
        <style:tab-stops>
          <style:tab-stop style:position="0.5in"/>
        </style:tab-stops>
      </style:paragraph-properties>
      <style:text-properties style:font-name="Calibri"/>
    </style:style>
    <style:style style:name="P17" style:family="paragraph" style:parent-style-name="Standard">
      <style:paragraph-properties fo:margin-left="0.5in" fo:margin-right="0in" fo:line-height="100%" fo:text-align="justify" style:justify-single-word="false" fo:text-indent="-0.3752in" style:auto-text-indent="false">
        <style:tab-stops>
          <style:tab-stop style:position="0.5in"/>
        </style:tab-stops>
      </style:paragraph-properties>
      <style:text-properties style:font-name="Calibri" officeooo:paragraph-rsid="0017b27d"/>
    </style:style>
    <style:style style:name="P18" style:family="paragraph" style:parent-style-name="Standard">
      <style:paragraph-properties fo:margin-left="0.5in" fo:margin-right="0in" fo:line-height="100%" fo:text-align="justify" style:justify-single-word="false" fo:text-indent="-0.3752in" style:auto-text-indent="false">
        <style:tab-stops>
          <style:tab-stop style:position="0.5in"/>
        </style:tab-stops>
      </style:paragraph-properties>
      <style:text-properties style:font-name="Calibri" fo:font-weight="bold" style:font-weight-asian="bold" style:font-name-complex="Times New Roman1" style:font-weight-complex="bold"/>
    </style:style>
    <style:style style:name="P19" style:family="paragraph" style:parent-style-name="Standard">
      <style:paragraph-properties fo:margin-left="0.5in" fo:margin-right="0in" fo:line-height="100%" fo:text-indent="-0.5in" style:auto-text-indent="false"/>
      <style:text-properties style:font-name="Calibri"/>
    </style:style>
    <style:style style:name="P20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Calibri" fo:font-weight="bold" officeooo:paragraph-rsid="00164ce0" style:font-weight-asian="bold" style:font-name-complex="Times New Roman1" style:font-weight-complex="bold"/>
    </style:style>
    <style:style style:name="P21" style:family="paragraph" style:parent-style-name="Footnote">
      <style:paragraph-properties fo:text-align="start" style:justify-single-word="false"/>
      <style:text-properties style:font-name="Calibri" style:font-name-complex="Times New Roman1"/>
    </style:style>
    <style:style style:name="P22" style:family="paragraph" style:parent-style-name="Footnote">
      <style:paragraph-properties fo:text-align="start" style:justify-single-word="false"/>
    </style:style>
    <style:style style:name="P23" style:family="paragraph" style:parent-style-name="Standard" style:master-page-name="First_20_Page">
      <style:paragraph-properties fo:line-height="100%" style:page-number="auto">
        <style:tab-stops>
          <style:tab-stop style:position="6.5in" style:type="right"/>
        </style:tab-stops>
      </style:paragraph-properties>
      <style:text-properties style:font-name="Calibri" style:font-name-complex="Times New Roman1"/>
    </style:style>
    <style:style style:name="P24" style:family="paragraph" style:parent-style-name="Standard">
      <style:paragraph-properties fo:line-height="100%"/>
    </style:style>
    <style:style style:name="P25" style:family="paragraph" style:parent-style-name="List_20_Paragraph" style:list-style-name="WWNum5">
      <style:paragraph-properties fo:margin-left="0.8752in" fo:margin-right="0in" fo:line-height="100%" fo:text-align="justify" style:justify-single-word="false" fo:text-indent="-0.3752in" style:auto-text-indent="false">
        <style:tab-stops>
          <style:tab-stop style:position="0.5in"/>
          <style:tab-stop style:position="0.8752in"/>
        </style:tab-stops>
      </style:paragraph-properties>
      <style:text-properties style:font-name="Calibri" style:font-name-complex="Times New Roman1"/>
    </style:style>
    <style:style style:name="P26" style:family="paragraph" style:parent-style-name="List_20_Paragraph" style:list-style-name="WWNum7">
      <style:paragraph-properties fo:margin-left="0.8752in" fo:margin-right="0in" fo:line-height="100%" fo:text-align="justify" style:justify-single-word="false" fo:text-indent="-0.3752in" style:auto-text-indent="false">
        <style:tab-stops>
          <style:tab-stop style:position="0.5in"/>
          <style:tab-stop style:position="0.8752in"/>
        </style:tab-stops>
      </style:paragraph-properties>
      <style:text-properties style:font-name="Calibri" style:font-name-complex="Times New Roman1"/>
    </style:style>
    <style:style style:name="P27" style:family="paragraph" style:parent-style-name="List_20_Paragraph" style:list-style-name="WWNum6">
      <style:paragraph-properties fo:margin-left="0.8752in" fo:margin-right="0in" fo:line-height="100%" fo:text-align="justify" style:justify-single-word="false" fo:text-indent="-0.3752in" style:auto-text-indent="false">
        <style:tab-stops>
          <style:tab-stop style:position="0.5in"/>
          <style:tab-stop style:position="0.8752in"/>
        </style:tab-stops>
      </style:paragraph-properties>
      <style:text-properties style:font-name="Calibri" style:font-name-complex="Times New Roman1"/>
    </style:style>
    <style:style style:name="T1" style:family="text">
      <style:text-properties style:font-name="Calibri" style:font-name-complex="Times New Roman1"/>
    </style:style>
    <style:style style:name="T2" style:family="text">
      <style:text-properties style:font-name="Calibri" officeooo:rsid="00147c80" style:font-name-complex="Times New Roman1"/>
    </style:style>
    <style:style style:name="T3" style:family="text">
      <style:text-properties style:font-name="Calibri" officeooo:rsid="0027e6a1" style:font-name-complex="Times New Roman1"/>
    </style:style>
    <style:style style:name="T4" style:family="text">
      <style:text-properties style:font-name="Calibri" officeooo:rsid="002996c6" style:font-name-complex="Times New Roman1"/>
    </style:style>
    <style:style style:name="T5" style:family="text">
      <style:text-properties style:font-name="Calibri" officeooo:rsid="002d06c2" style:font-name-complex="Times New Roman1"/>
    </style:style>
    <style:style style:name="T6" style:family="text">
      <style:text-properties style:font-name="Calibri" officeooo:rsid="0032968e" style:font-name-complex="Times New Roman1"/>
    </style:style>
    <style:style style:name="T7" style:family="text">
      <style:text-properties style:font-name="Calibri" fo:font-size="10pt" officeooo:rsid="0027e6a1" style:font-size-asian="10pt" style:font-name-complex="Times New Roman1" style:font-size-complex="10pt"/>
    </style:style>
    <style:style style:name="T8" style:family="text">
      <style:text-properties style:font-name-complex="Times New Roman1"/>
    </style:style>
    <style:style style:name="T9" style:family="text">
      <style:text-properties fo:font-weight="bold" style:font-weight-asian="bold" style:font-name-complex="Times New Roman1" style:font-weight-complex="bold"/>
    </style:style>
    <style:style style:name="T10" style:family="text">
      <style:text-properties fo:font-style="italic" style:font-style-asian="italic" style:font-name-complex="Times New Roman1" style:font-style-complex="italic"/>
    </style:style>
    <style:style style:name="T11" style:family="text">
      <style:text-properties officeooo:rsid="002627e1"/>
    </style:style>
    <style:style style:name="T12" style:family="text">
      <style:text-properties officeooo:rsid="002fefe1"/>
    </style:style>
    <style:style style:name="T13" style:family="text">
      <style:text-properties officeooo:rsid="0032968e"/>
    </style:style>
    <style:style style:name="fr1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Harper <text:span text:style-name="T11">O. W. </text:span>Wallace<text:tab/>I. <text:s/>981 words</text:p>
      <text:p text:style-name="P3">PHIL 103 / Buehler<text:tab/>II. <text:s/>749 words</text:p>
      <text:p text:style-name="P24"><text:span text:style-name="T1">27 </text:span><text:span text:style-name="T6">Nov</text:span><text:span text:style-name="T1"> 2020</text:span></text:p>
      <text:p text:style-name="P2">Paper 2</text:p>
      <text:p text:style-name="P2"/>
      <text:p text:style-name="P6">I. <text:s/>RTM vindicates commonsense explanations of the attitudes (reconstructed)</text:p>
      <text:p text:style-name="P9"/>
      <text:p text:style-name="P9">Fodor argues that the Representational Theory of Mind (RTM) is a plausible scientific-psychological account of how people instantiate attitudes (e.g., beliefs, desires). <text:s/>He uses RTM’s consistency with commonsense psychological belief/desire explanations (CPEs) to defend commonsense psychology as a valuable window into mental goings-on.</text:p>
      <text:p text:style-name="P9">CPEs describe the kind of reasoning everybody does every day in order to understand and predict other people’s behavior. <text:s/>In order to reason this way, we rely on estimates for others’ (unobserved) attitudes and assume that their behavior is based on these attitudes. <text:s/>Moreover, when we reason this way, we observe directly how our own attitudes give rise to yet new ones, in meaningful, causal sequence.</text:p>
      <text:p text:style-name="P9">RTM explains an organism’s attitude A toward proposition P as that organism bearing a particular relation R to the mental representation MP that means P. <text:s/>The nature of R can be seen as depending on the kind of A (e.g., belief, desire, hope). <text:s/>For clarity, Fodor formulates this alternately, where R is the “way” in which the MP is instantiated or “tokened” (e.g., as a belief-kind of MP). <text:s/>As an example, my belief in the proposition, “It will rain today” means my representing that proposition mentally in a belief-kind of way. <text:s/>Note that I’d be representing the same proposition, by this account, were my attitude instead a hope, but rather in a hope-kind of way. <text:s/>Fodor uses “mental symbols” to make explicit the idea that these mental representations, like symbols, have both semantical and syntactic properties. <text:s/>Finally, RTM explains mental processes as sequences of causally-related mental states.</text:p>
      <text:p text:style-name="P9">Fodor’s defense of RTM is as follows:</text:p>
      <text:p text:style-name="P9"/>
      <text:p text:style-name="P16"><text:span text:style-name="T9">(P1)</text:span><text:span text:style-name="T8"><text:tab/>A plausible scientific-psychological account of attitudes must be compatible with CPEs. <text:s/>This is because:</text:span></text:p>
      <text:list xml:id="list3472665858" text:style-name="WWNum5">
        <text:list-item>
          <text:p text:style-name="P25">commonsense belief/desire psychology—like “the most powerful etiological generalizations” (Fodor 7)—explains all the way down to unobservable causes;</text:p>
        </text:list-item>
        <text:list-item>
          <text:p text:style-name="P25">we rely on commonsense belief/desire psychology every day to infer others’ intentions and predict their behavior; and</text:p>
        </text:list-item>
        <text:list-item>
          <text:p text:style-name="P25">these predictions are nearly always right.</text:p>
        </text:list-item>
      </text:list>
      <text:p text:style-name="P16"><text:span text:style-name="T9">(P2)</text:span><text:span text:style-name="T8"><text:tab/>CPEs are committed to:</text:span></text:p>
      <text:list xml:id="list3092529813" text:style-name="WWNum7">
        <text:list-item>
          <text:p text:style-name="P26">(at least some) mental states carry content; the content of a mental state is semantically evaluable; i.e., they can be ‘checked’ against a true world-state;</text:p>
        </text:list-item>
        <text:list-item>
          <text:p text:style-name="P26">there exist causal relations between mental states;</text:p>
        </text:list-item>
        <text:list-item>
          <text:p text:style-name="P26">there is a plausible explanation for how mental states’ causal relations can respect the semantic relations between their content; and</text:p>
        </text:list-item>
        <text:list-item>
          <text:p text:style-name="P26">“generalizations” (implicit logical schemata) emerge from mental processes and inform people’s behavior.</text:p>
        </text:list-item>
      </text:list>
      <text:p text:style-name="P18"/>
      <text:p text:style-name="P16"><text:soft-page-break/><text:span text:style-name="T9">(P3)</text:span><text:span text:style-name="T8"><text:tab/>RTM is committed to:</text:span></text:p>
      <text:list xml:id="list3748657871" text:style-name="WWNum6">
        <text:list-item>
          <text:p text:style-name="P27">mental states carry the content of the propositions that correspond to their mental symbols; these propositions are semantically evaluable;</text:p>
        </text:list-item>
        <text:list-item>
          <text:p text:style-name="P27">mental states are causally related in mental processes;</text:p>
        </text:list-item>
        <text:list-item>
          <text:p text:style-name="P27">sequences of causally related mental states are allowed only when those mental states bear certain syntactic relations; allowed syntactic relations parallel allowed semantic relations, such that both kinds of relation are respected; and</text:p>
        </text:list-item>
        <text:list-item>
          <text:p text:style-name="P27">“generalizations” (cf. P2.iv) can be explained as (a) being shaped/structured by the syntactic relations between mental symbols and (b) taking as arguments those states’ contents.</text:p>
        </text:list-item>
      </text:list>
      <text:p text:style-name="P16"><text:span text:style-name="T9">[Pʹ]</text:span><text:span text:style-name="T8"><text:tab/>[Two theories are compatible iff their commitments are compatible.]</text:span><text:span text:style-name="T8"><text:note text:id="ftn1" text:note-class="footnote"><text:note-citation>1</text:note-citation><text:note-body><text:p text:style-name="P22"><text:span text:style-name="T1"><text:s/></text:span><text:span text:style-name="T2">F</text:span><text:span text:style-name="T1">orgive the clumsy notation. <text:s/>I’m using brackets and primes here to distinguish </text:span><text:span text:style-name="T3">intermediate</text:span><text:span text:style-name="T1"> premise</text:span><text:span text:style-name="T5">s</text:span><text:span text:style-name="T3">/</text:span><text:span text:style-name="T1">conclusion</text:span><text:span text:style-name="T4">s</text:span><text:span text:style-name="T1">—for clarity, per a comment on </text:span><text:span text:style-name="T7">a</text:span><text:span text:style-name="T1"> previous draft—from the main ones.</text:span></text:p></text:note-body></text:note></text:span></text:p>
      <text:p text:style-name="P16"><text:span text:style-name="T9">[Cʹ]</text:span><text:span text:style-name="T8"><text:tab/>[The commitments of CPEs and RTM are compatible; cf. (P2), (P3).]</text:span></text:p>
      <text:p text:style-name="P16"><text:span text:style-name="T9">[Cʺ]</text:span><text:span text:style-name="T8"><text:tab/>[CPEs and RTM are compatible.]</text:span></text:p>
      <text:p text:style-name="P16"><text:span text:style-name="T9">(C1)</text:span><text:span text:style-name="T8"><text:tab/>RTM is a plausible scientific-psychological account of attitudes.</text:span></text:p>
      <text:p text:style-name="P9"/>
      <text:p text:style-name="P9">Another central part of Fodor’s argument is to use (C1) to make a broader claim in support of the commonsense account:</text:p>
      <text:p text:style-name="P9"/>
      <text:p text:style-name="P16"><text:span text:style-name="T9">(P4)</text:span><text:span text:style-name="T8"> <text:tab/>If there exists a plausible scientific-psychological account of attitudes that is compatible with CPEs, then it lends credence to (“vindicates”) the CPEs.</text:span></text:p>
      <text:p text:style-name="P16"><text:span text:style-name="T9">(P5)</text:span><text:span text:style-name="T8"> <text:tab/>C1</text:span></text:p>
      <text:p text:style-name="P16"><text:span text:style-name="T9">[Pʺ]<text:tab/></text:span><text:span text:style-name="T8">[Cʺ ~ RTM is compatible with CPEs]</text:span></text:p>
      <text:p text:style-name="P16"><text:span text:style-name="T9">(C2)</text:span><text:span text:style-name="T8"><text:tab/>RTM vindicates CPEs.</text:span></text:p>
      <text:p text:style-name="P9"/>
      <text:p text:style-name="P9">Fodor defends (P1) by rejecting a key rebuttal against the explanatory power of commonsense psychology. <text:s/>The objection is that commonsense predictions aren’t actually any use because they’re so hedged. <text:s/>That is, they’re taken to be true, unless they’re false. <text:s/>However, exceptions to the predictions made by commonsense psychology (like any special science) do not signal an outright failure of the theory. <text:s/>Instead, exceptions to commonsense predictions merely indicate the existence of cases outside the theory’s scope, given the assumptions it makes. <text:s/>Since commonsense psychology has such predictive power in so many situations, this fact seems hardly reason enough to discard it.</text:p>
      <text:p text:style-name="P12"><text:span text:style-name="T8">It seems reasonable to believe that (at least some) mental states can carry semantically-evaluable content (P2.i, P3.i). <text:s/>Indeed, the mental states that correspond to our attitudes must somehow encode what those attitudes are </text:span><text:span text:style-name="T10">about</text:span><text:span text:style-name="T8">. <text:s/>Further, actual world states have bearing on semantically-relevant properties of attitudes (i.e., whether a belief is true, or a hope realized). <text:s/>So mental states’ contents are semantically-evaluable. <text:s/>Causal relations between mental states (P2.ii, P3.ii) seem to be necessary, too. <text:s/>They allow us to engage in the kind of reasoning that Fodor identifies in “trains of thought.” <text:s/>However, the relations we actually observe phenomenologically, e.g., in trains of thought, are only semantic ones. <text:s/>E.g., we are aware of how two successive thoughts are related in content, but not how they are related </text:span><text:span text:style-name="T10">qua</text:span><text:span text:style-name="T8"> mental states. <text:s/>And so, the (syntactic) rules governing states’ causal succession must also respect those </text:span><text:soft-page-break/><text:span text:style-name="T8">states’ content (P2.iii). <text:s/>Fodor points out that this might seem a heavy burden for the theory. <text:s/>But despite this, he argues, there is reason to believe that the solution in (P3.iii) is actually quite good. <text:s/>In particular, because </text:span><text:span text:style-name="T10">it has been done</text:span><text:span text:style-name="T8">: computers manipulate symbols based on purely syntactic rules and yet simultaneously obey semantic rules. <text:s/>Finally, (P2.iv) identifies that certain, recurring logical structures seem to be common between different mental processes or trains of thought. <text:s/>E.g., we rely time and again on the same deductive principles to reach logical conclusions. <text:s/>And (P3.iv) offers possible explanations for how these generalizations might be realized: either explicitly, as representations themselves, or implicitly, “in the hardware.”</text:span></text:p>
      <text:p text:style-name="P14"/>
      <text:p text:style-name="P20">II. <text:s/>Objection to the vindication of CPEs</text:p>
      <text:p text:style-name="P9"/>
      <text:p text:style-name="P13"><text:span text:style-name="T8">Fodor does not claim that a commitment to the CPEs in turn commits us to RTM.</text:span><text:span text:style-name="T8"><text:note text:id="ftn2" text:note-class="footnote"><text:note-citation>2</text:note-citation><text:note-body><text:p text:style-name="P21"><text:s/>Yes, this is in conflict with the reconstruction presented in TD 5. <text:s/>Specifically, I <text:span text:style-name="T12">claim</text:span> that (P3) in the TD 5 reconstruction is nowhere to be found in Fodor’s text <text:span text:style-name="T12">and support this reading </text:span>with a couple decisive quotes from the text.</text:p></text:note-body></text:note></text:span><text:span text:style-name="T8"> <text:s/>On the contrary, he leaves plenty of room for RTM to fall flat, while CPEs stand (notice the direction of the conditional):</text:span></text:p>
      <text:p text:style-name="P10">Commonsense would be vindicated if some good theory of the mind proved to be committed to [certain particulars]. RTM looks like being a good theory of the mind that is so committed; so if RTM is true, common sense is vindicated. It goes without saying that RTM needs to make an [i.e., its own] empirical case. (Fodor 26)</text:p>
      <text:p text:style-name="P7"><text:span text:style-name="T8">Instead, he defends the commonsense account by offering RTM as one plausible scientific-psychological accounts that is compatible with it. <text:s/>The weight of (C2), then, does not derive from RTM being </text:span><text:span text:style-name="T10">beyond doubt</text:span><text:span text:style-name="T8">, but instead only from it being </text:span><text:span text:style-name="T10">plausible</text:span><text:span text:style-name="T8">.</text:span></text:p>
      <text:p text:style-name="P11"><text:span text:style-name="T8">(P1) asserts a theory’s compatibility with the commonsense account as a necessary (and </text:span><text:span text:style-name="T10">not</text:span><text:span text:style-name="T8"> sufficient) condition for the theory’s plausibility. <text:s/>This is Fodor’s own formulation: “An explicit psychology that vindicates commonsense belief/desire explanations must [be compatible with the commitments of the commonsense account, enumerated in (P2)]” (Fodor 14–15). <text:s/>But this criterion does not support the inference in (C1) that RTM is plausible </text:span><text:span text:style-name="T10">because</text:span><text:span text:style-name="T8"> it is compatible with the commonsense account.</text:span><text:span text:style-name="T8"><text:note text:id="ftn3" text:note-class="footnote"><text:note-citation>3</text:note-citation><text:note-body><text:p text:style-name="P21"><text:s/>Yes, I’m claiming that my own reconstruction is not valid. <text:s/>This is, I think, faithful to Fodor’s own argument (though, as I discuss in the following paragraph, it doesn’t turn out to be a fatal blow).</text:p></text:note-body></text:note></text:span><text:span text:style-name="T8"> <text:s/>Such an inference would rely on compatibility with commonsense being a </text:span><text:span text:style-name="T10">sufficient</text:span><text:span text:style-name="T8"> condition for plausibility.</text:span><text:span text:style-name="T8"><text:note text:id="ftn4" text:note-class="footnote"><text:note-citation>4</text:note-citation><text:note-body><text:p text:style-name="P21"><text:s/>It would look something like: “Any scientific-psychological account of attitudes that is consistent with commonsense psychological belief/desire explanations is plausible” (or, less conservatively, “Any account at all that is consistent . . . is a plausible scientific-psychological one”).</text:p></text:note-body></text:note></text:span><text:span text:style-name="T8"> <text:s/>And that formulation would easily fold. <text:s/>In particular, there could reasonably be other properties required for an account to be plausible, besides its compatibility with commonsense. <text:s/>This weakness in (P1) leaves open the possibility that RTM be consistent with CPEs and still not be a plausible scientific-psychological account of attitudes.</text:span></text:p>
      <text:p text:style-name="P9">To be sure, Fodor defends RTM’s plausibility on other grounds, unrelated to its consistency with CPEs. <text:s/>He argues that RTM is the best available account of attitudes because, among other reasons, “some version of RTM underlies practically all current psychological research on mentation” (Fodor 17). <text:s/>So we may wish to grant (C1) anyway, not just because RTM is compatible with commonsense, but for other reasons, too.</text:p>
      <text:p text:style-name="P9"><text:soft-page-break/>Even granting (C1), (C2) goes too far. <text:s/>Most concerning, (P1) and (P2) conspire to impose functional constraints on how a plausible scientific-psychological account of attitudes must work. <text:s/>(P1), in particular, pre-commits us to CPEs in such a way that a major sub-claim in (C2)—that CPEs are vindicated—becomes trivial:</text:p>
      <text:p text:style-name="P9"/>
      <text:p text:style-name="P16"><text:span text:style-name="T9">(P1)</text:span><text:span text:style-name="T8"> <text:tab/>A plausible scientific-psychological account of attitudes must be compatible with CPEs:</text:span></text:p>
      <text:p text:style-name="P8"><draw:frame draw:style-name="fr1" draw:name="1" text:anchor-type="as-char" svg:y="-0.1484in" svg:width="0.8161in" svg:height="0.1839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6"><text:span text:style-name="T9">(P4)</text:span><text:span text:style-name="T8"><text:tab/>If there exists a plausible scientific-psychological account of attitudes that is compatible with CPEs, then it vindicates CPEs: </text:span></text:p>
      <text:p text:style-name="P8"><draw:frame draw:style-name="fr1" draw:name="2" text:anchor-type="as-char" svg:y="-0.152in" svg:width="1.7028in" svg:height="0.2in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17"><text:span text:style-name="T9">(C2ʹ)</text:span><text:span text:style-name="T8"><text:tab/>If there is any plausible scientific-psychological account of attitudes to be had, then it vindicates CPEs:</text:span></text:p>
      <text:p text:style-name="P8"><draw:frame draw:style-name="fr1" draw:name="3" text:anchor-type="as-char" svg:y="-0.152in" svg:width="1.2417in" svg:height="0.2in" draw:z-index="2"><draw:object xlink:href="./Object 6" xlink:type="simple" xlink:show="embed" xlink:actuate="onLoad"/><draw:image xlink:href="./ObjectReplacements/Object 6" xlink:type="simple" xlink:show="embed" xlink:actuate="onLoad"/></draw:frame></text:p>
      <text:p text:style-name="P4"/>
      <text:p text:style-name="P4">Notice that RTM, in effect, cancels out. <text:s/>It was only ever a dummy theory, albeit a sophisticated and maybe even correct one.</text:p>
      <text:p text:style-name="P11"><text:span text:style-name="T8">A more appropriate version of (P1) would posit that a plausible scientific-psychological account of the attitudes should have at least as much explanatory power as CPEs. <text:s/>It should have to explain at least as many cases in at least as many contexts. <text:s/>But it is simply not believable that commitment-compatibility with CPEs should be required for a theory to be plausible. <text:s/>Not even (P1), for all its supporting evidence, actually ever makes the claim that CPEs are correct </text:span><text:span text:style-name="T10">at the level of explanation</text:span><text:span text:style-name="T8">. <text:s/>Fodor is only claiming that they work, and that they’re convincing. <text:s/>But the distinction here is the same as that between a heuristic and a rule, or a model and a mechanism. <text:s/>Commonsense can make predictions—accurate ones even—and still be inaccurate at the level of explanation. <text:s/>It becomes an empirical question whether the true mechanisms behind attitudes actually </text:span><text:span text:style-name="T10">are</text:span><text:span text:style-name="T8"> commonsensical, or just make the same predictions as CPEs. <text:s/>In the latter case, RTM and CPEs fail.</text:span></text:p>
      <text:p text:style-name="P2"/>
      <text:p text:style-name="P5"/>
      <text:p text:style-name="P5"/>
      <text:p text:style-name="P5"/>
      <text:p text:style-name="P15">Work Cited</text:p>
      <text:p text:style-name="P19"><text:span text:style-name="T8">Fodor, Jerry A. </text:span><text:span text:style-name="T10">Psychosemantics: The Problem of Meaning in the Philosophy of Mind. Vol. 2.</text:span><text:span text:style-name="T8"> MIT Press, 1987, pp. 1–26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swiss"/>
    <style:font-face style:name="Times New Roman" svg:font-family="'Times New Roman'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MS Mincho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false" style:font-name-asian="MS Mincho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ibri" fo:font-family="Calibri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swiss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swiss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 text:start-value="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 text:start-value="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9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alibri" style:font-name-complex="Times New Roman1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Wallace </text:span></text:span><text:span text:style-name="page_20_number"><text:span text:style-name="MT1"><text:page-number text:select-page="current">5</text:page-number></text:span></text:span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rper Wallace</meta:initial-creator>
    <dc:creator>Harper O. W. WALLACE</dc:creator>
    <meta:editing-cycles>70</meta:editing-cycles>
    <meta:print-date>2020-11-27T10:32:00</meta:print-date>
    <meta:creation-date>2020-11-27T10:32:00</meta:creation-date>
    <dc:date>2022-04-30T00:09:49.097027544</dc:date>
    <meta:editing-duration>PT19M5S</meta:editing-duration>
    <meta:generator>LibreOffice/6.4.7.2$Linux_X86_64 LibreOffice_project/40$Build-2</meta:generator>
    <meta:document-statistic meta:table-count="0" meta:image-count="0" meta:object-count="3" meta:page-count="5" meta:paragraph-count="56" meta:word-count="1761" meta:character-count="11377" meta:non-whitespace-character-count="96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i>∀</mi>
      <mi>x</mi>
      <mi mathvariant="italic">Px</mi>
      <mi>→</mi>
      <mi mathvariant="italic">Cx</mi>
    </mrow>
    <annotation encoding="StarMath 5.0">∀x Px → Cx</annotation>
  </semantics>
</math>
</file>

<file path=Object 4/content.xml><?xml version="1.0" encoding="utf-8"?>
<math xmlns="http://www.w3.org/1998/Math/MathML" display="block">
  <semantics>
    <mrow>
      <mi>∃</mi>
      <mi>x</mi>
      <mrow>
        <mo fence="true" stretchy="false">(</mo>
        <mrow>
          <mrow>
            <mi mathvariant="italic">Px</mi>
            <mi>∩</mi>
            <mi mathvariant="italic">Cx</mi>
          </mrow>
        </mrow>
        <mo fence="true" stretchy="false">)</mo>
      </mrow>
      <mi>→</mi>
      <mi>V</mi>
      <mrow>
        <mo fence="true" stretchy="false">(</mo>
        <mrow>
          <mrow>
            <mtext>CPE</mtext>
            <mtext>s</mtext>
          </mrow>
        </mrow>
        <mo fence="true" stretchy="false">)</mo>
      </mrow>
    </mrow>
    <annotation encoding="StarMath 5.0">∃x (Px∩Cx) →V ( "CPE" "s" )</annotation>
  </semantics>
</math>
</file>

<file path=Object 6/content.xml><?xml version="1.0" encoding="utf-8"?>
<math xmlns="http://www.w3.org/1998/Math/MathML" display="block">
  <semantics>
    <mrow>
      <mi>∃</mi>
      <mi>x</mi>
      <mi mathvariant="italic">Px</mi>
      <mi>→</mi>
      <mi>V</mi>
      <mrow>
        <mo fence="true" stretchy="false">(</mo>
        <mrow>
          <mrow>
            <mtext>CPE</mtext>
            <mtext>s</mtext>
          </mrow>
        </mrow>
        <mo fence="true" stretchy="false">)</mo>
      </mrow>
    </mrow>
    <annotation encoding="StarMath 5.0">∃x Px →V( "CPE" "s" )</annotation>
  </semantics>
</math>
</file>